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transparent"/>
    </style:style>
    <style:style style:name="ce4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00">
      <style:table-cell-properties fo:background-color="#ffff00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5050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4=</text:p>
          </table:table-cell>
          <table:table-cell table:style-name="Default" office:value-type="string" calcext:value-type="string">
            <text:p>1019.8725</text:p>
          </table:table-cell>
          <table:table-cell table:style-name="Default" table:number-columns-repeated="2"/>
          <table:table-cell table:style-name="Default" office:value-type="string" calcext:value-type="string">
            <text:p>4045.91+33.58=4079.49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office:value-type="string" calcext:value-type="string">
            <text:p>1026.596|</text:p>
          </table:table-cell>
          <table:table-cell table:style-name="Default" table:number-columns-repeated="2"/>
          <table:table-cell table:style-name="Default" office:value-type="string" calcext:value-type="string">
            <text:p>3036.45+43.34=3079.79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09.54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79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23"/>
        <table:table-column table:style-name="co18" table:default-cell-style-name="ce23"/>
        <table:table-column table:style-name="co11" table:default-cell-style-name="ce23"/>
        <table:table-column table:style-name="co2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25" table:default-cell-style-name="ce23"/>
        <table:table-column table:style-name="co23" table:default-cell-style-name="ce23"/>
        <table:table-column table:style-name="co26" table:default-cell-style-name="ce23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6"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7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9" office:value-type="string" calcext:value-type="string">
            <text:p>255.51</text:p>
          </table:table-cell>
          <table:table-cell table:number-columns-repeated="16370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2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9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=50</text:p>
          </table:table-cell>
          <table:table-cell office:value-type="string" calcext:value-type="string">
            <text:p>5.6966</text:p>
          </table:table-cell>
          <table:table-cell office:value-type="string" calcext:value-type="string">
            <text:p>284.8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5.596625</text:p>
          </table:table-cell>
          <table:table-cell office:value-type="string" calcext:value-type="string">
            <text:p>447.73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 table:style-name="Default"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11.1</text:p>
          </table:table-cell>
          <table:table-cell table:number-columns-repeated="16370"/>
        </table:table-row>
        <table:table-row table:style-name="ro1" table:number-rows-repeated="104838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23" table:default-cell-style-name="ce23"/>
        <table:table-column table:style-name="co39" table:default-cell-style-name="ce23"/>
        <table:table-column table:style-name="co41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4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1" office:value-type="string" calcext:value-type="string">
            <text:p>1189.32 (283.4+905.92)</text:p>
          </table:table-cell>
          <table:table-cell table:number-columns-repeated="3"/>
          <table:table-cell table:style-name="ce41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1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.00.0000</text:date>, <text:time style:data-style-name="N2" text:time-value="17:12:36.39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03T17:17:56.277000000</dc:date>
    <meta:editing-duration>P5DT5H31S</meta:editing-duration>
    <meta:editing-cycles>1983</meta:editing-cycles>
    <meta:document-statistic meta:table-count="4" meta:cell-count="10942" meta:object-count="0"/>
  </office:meta>
</office:document-meta>
</file>